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7.272cm" svg:x="4.442cm" svg:y="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cm" svg:y1="11.5cm" svg:x2="21.5cm" svg:y2="11.5cm">
          <text:p/>
        </draw:line>
        <draw:custom-shape draw:style-name="gr3" draw:text-style-name="P1" draw:layer="layout" svg:width="1.5cm" svg:height="1.5cm" svg:x="13.041cm" svg:y="10.6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" draw:text-style-name="P1" draw:layer="layout" svg:x1="21.37cm" svg:y1="11.438cm" svg:x2="18.032cm" svg:y2="5.455cm">
          <text:p/>
        </draw:line>
        <draw:line draw:style-name="gr2" draw:text-style-name="P1" draw:layer="layout" svg:x1="18.032cm" svg:y1="5.536cm" svg:x2="13.921cm" svg:y2="11.234cm">
          <text:p/>
        </draw:line>
        <draw:frame draw:style-name="gr4" draw:layer="layout" svg:width="1.548cm" svg:height="2.092cm" svg:x="13.31cm" svg:y="12.129cm">
          <draw:text-box>
            <text:p><text:span text:style-name="T1">z</text:span><text:span text:style-name="T2">0</text:span></text:p>
          </draw:text-box>
        </draw:frame>
        <draw:frame draw:style-name="gr4" draw:layer="layout" svg:width="1.137cm" svg:height="1.673cm" svg:x="21.045cm" svg:y="11.886cm">
          <draw:text-box>
            <text:p><text:span text:style-name="T1">z</text:span></text:p>
          </draw:text-box>
        </draw:frame>
        <draw:frame draw:style-name="gr4" draw:layer="layout" svg:width="2.585cm" svg:height="1.673cm" svg:x="16.689cm" svg:y="3.501cm">
          <draw:text-box>
            <text:p><text:span text:style-name="T1">z+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</meta:initial-creator>
    <meta:creation-date>2011-11-05T18:12:38</meta:creation-date>
    <dc:date>2011-11-05T18:18:31</dc:date>
    <dc:creator>stephane </dc:creator>
    <meta:editing-duration>PT5M56S</meta:editing-duration>
    <meta:editing-cycles>1</meta:editing-cycles>
    <meta:document-statistic meta:object-count="8"/>
    <meta:generator>LibreOffice/3.3$Linux LibreOffice_project/330m19$Build-202</meta:generator>
  </office:meta>
</office:document-meta>
</file>